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94c" officeooo:paragraph-rsid="0010294c"/>
    </style:style>
    <style:style style:name="P2" style:family="paragraph" style:parent-style-name="Standard">
      <style:text-properties officeooo:rsid="00103073" officeooo:paragraph-rsid="00103073"/>
    </style:style>
    <style:style style:name="P3" style:family="paragraph" style:parent-style-name="Standard">
      <style:text-properties officeooo:rsid="00103073" officeooo:paragraph-rsid="00112b54"/>
    </style:style>
    <style:style style:name="P4" style:family="paragraph" style:parent-style-name="Standard">
      <style:text-properties officeooo:rsid="00128f17" officeooo:paragraph-rsid="00128f17"/>
    </style:style>
    <style:style style:name="P5" style:family="paragraph" style:parent-style-name="Standard">
      <style:text-properties officeooo:rsid="00128f17" officeooo:paragraph-rsid="0012f825"/>
    </style:style>
    <style:style style:name="P6" style:family="paragraph" style:parent-style-name="Standard">
      <style:text-properties officeooo:rsid="000168ea" officeooo:paragraph-rsid="00128f17"/>
    </style:style>
    <style:style style:name="P7" style:family="paragraph" style:parent-style-name="Standard">
      <style:text-properties fo:font-size="14pt" fo:font-weight="bold" officeooo:rsid="0010294c" officeooo:paragraph-rsid="0010294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28f17" officeooo:paragraph-rsid="00128f1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2f825"/>
    </style:style>
    <style:style style:name="P10" style:family="paragraph" style:parent-style-name="Standard">
      <style:text-properties fo:font-size="16pt" fo:font-weight="bold" officeooo:rsid="0010294c" officeooo:paragraph-rsid="0010294c" style:font-size-asian="16pt" style:font-weight-asian="bold" style:font-size-complex="16pt" style:font-weight-complex="bold"/>
    </style:style>
    <style:style style:name="T1" style:family="text">
      <style:text-properties officeooo:rsid="00112b54"/>
    </style:style>
    <style:style style:name="T2" style:family="text">
      <style:text-properties officeooo:rsid="00128f17"/>
    </style:style>
    <style:style style:name="T3" style:family="text">
      <style:text-properties officeooo:rsid="000168ea"/>
    </style:style>
    <style:style style:name="T4" style:family="text">
      <style:text-properties officeooo:rsid="0012f825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2f8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adme</text:p>
      <text:p text:style-name="P7"/>
      <text:p text:style-name="P8">1) For importing belt model into gazebo follow the steps below:</text:p>
      <text:p text:style-name="P4">a. Copy the Belt.dae, model.sdf, and model.config files to home directory</text:p>
      <text:p text:style-name="P6"><text:span text:style-name="T2">b. Go to: </text:span>cd ~/.gazebo/models</text:p>
      <text:p text:style-name="P6"><text:span text:style-name="T2">c. </text:span>mkdir belt</text:p>
      <text:p text:style-name="P6"><text:span text:style-name="T2">d. </text:span>cd belt</text:p>
      <text:p text:style-name="P6"><text:span text:style-name="T2">e. </text:span>mkdir meshes</text:p>
      <text:p text:style-name="P6"><text:span text:style-name="T2">f. </text:span>cd meshes</text:p>
      <text:p text:style-name="P6"><text:span text:style-name="T2">g. </text:span>cd </text:p>
      <text:p text:style-name="P6"><text:span text:style-name="T2">h. </text:span>cp Belt.dae</text:p>
      <text:p text:style-name="P6"><text:span text:style-name="T2">i. </text:span>~/.gazebo/models/belt/meshes</text:p>
      <text:p text:style-name="P6"><text:span text:style-name="T2">j. </text:span>cp model.sdf</text:p>
      <text:p text:style-name="P6"><text:span text:style-name="T2">k. </text:span>~/.gazebo/models/belt</text:p>
      <text:p text:style-name="P6"><text:span text:style-name="T2">l. </text:span>cp model.config</text:p>
      <text:p text:style-name="P6"><text:span text:style-name="T2">m. </text:span>~/.gazebo/models/belt</text:p>
      <text:p text:style-name="P6"/>
      <text:p text:style-name="P6"/>
      <text:p text:style-name="P8">2) For building the gazebo plugin and using it in gazebo:</text:p>
      <text:p text:style-name="P4">a. You need the ‘gazebo_plugin_tutorial’ folder which contains the CMakeLists and plugin file. Place </text:p>
      <text:p text:style-name="P4"><text:s text:c="4"/>it in your home directory</text:p>
      <text:p text:style-name="P9"><text:span text:style-name="T4">b. Go to: </text:span><text:span text:style-name="Source_20_Text"><text:span text:style-name="T5">cd ~/gazebo_plugin_tutorial/build</text:span></text:span></text:p>
      <text:p text:style-name="P9"><text:span text:style-name="Source_20_Text"><text:span text:style-name="T6">c. cmake ../</text:span></text:span></text:p>
      <text:p text:style-name="P9"><text:span text:style-name="Source_20_Text"><text:span text:style-name="T6">d. make</text:span></text:span></text:p>
      <text:p text:style-name="P5"><text:span text:style-name="T4">e</text:span>. <text:span text:style-name="T4">In the terminal paste :echo "export GAZEBO_PLUGIN_PATH=${GAZEBO_PLUGIN_PATH}:~/gazebo_plugin_tutorial/build" &gt;&gt; ~/.bashrc</text:span></text:p>
      <text:p text:style-name="P6"/>
      <text:p text:style-name="P6"/>
      <text:p text:style-name="P6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34:34.941174551</meta:creation-date>
    <dc:date>2018-05-02T19:10:12.489172953</dc:date>
    <meta:editing-duration>PT9M56S</meta:editing-duration>
    <meta:editing-cycles>1</meta:editing-cycles>
    <meta:document-statistic meta:table-count="0" meta:image-count="0" meta:object-count="0" meta:page-count="1" meta:paragraph-count="22" meta:word-count="107" meta:character-count="726" meta:non-whitespace-character-count="635"/>
    <meta:generator>LibreOffice/5.1.6.2$Linux_X86_64 LibreOffice_project/10m0$Build-2</meta:generator>
  </office:meta>
</office:document-meta>
</file>